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3" svg:font-family="'Wingdings 3'" style:font-family-generic="roman" style:font-pitch="variable" style:font-charset="x-symbol"/>
    <style:font-face style:name="Lohit Devanagari" svg:font-family="'Lohit Devanagari'" style:font-family-generic="syste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ize="14pt" fo:font-weight="bold" style:font-size-asian="14pt" style:font-weight-asian="bold" style:font-size-complex="14pt"/>
    </style:style>
    <style:style style:name="P2" style:family="paragraph" style:parent-style-name="Text_20_body">
      <style:text-properties fo:language="es" fo:country="ES"/>
    </style:style>
    <style:style style:name="P3" style:family="paragraph" style:parent-style-name="Text_20_body">
      <style:paragraph-properties fo:text-align="center" style:justify-single-word="false"/>
      <style:text-properties officeooo:rsid="000d12cb" officeooo:paragraph-rsid="000d12cb"/>
    </style:style>
    <style:style style:name="P4" style:family="paragraph" style:parent-style-name="Text_20_body">
      <style:paragraph-properties fo:text-align="center" style:justify-single-word="false"/>
      <style:text-properties officeooo:paragraph-rsid="000d12cb"/>
    </style:style>
    <style:style style:name="P5" style:family="paragraph" style:parent-style-name="Text_20_body">
      <style:paragraph-properties fo:text-align="start" style:justify-single-word="false"/>
      <style:text-properties fo:font-size="18pt" fo:font-weight="bold" officeooo:paragraph-rsid="000d12cb" style:font-size-asian="18pt" style:font-weight-asian="bold" style:font-size-complex="18pt" style:font-weight-complex="bold"/>
    </style:style>
    <style:style style:name="P6" style:family="paragraph" style:parent-style-name="Text_20_body">
      <style:paragraph-properties fo:text-align="center" style:justify-single-word="false"/>
      <style:text-properties fo:font-size="16pt" officeooo:rsid="000d12cb" officeooo:paragraph-rsid="000d12cb" style:font-size-asian="16pt" style:font-size-complex="16pt"/>
    </style:style>
    <style:style style:name="P7" style:family="paragraph" style:parent-style-name="Text_20_body">
      <style:paragraph-properties fo:text-align="center" style:justify-single-word="false"/>
      <style:text-properties fo:font-size="16pt" officeooo:paragraph-rsid="000d12cb" style:font-size-asian="16pt" style:font-size-complex="16pt"/>
    </style:style>
    <style:style style:name="P8" style:family="paragraph" style:parent-style-name="Título_20_2">
      <style:text-properties fo:language="en" fo:country="US"/>
    </style:style>
    <style:style style:name="P9" style:family="paragraph" style:parent-style-name="Título_20_2">
      <style:paragraph-properties fo:text-align="center" style:justify-single-word="false"/>
      <style:text-properties officeooo:paragraph-rsid="000d12cb"/>
    </style:style>
    <style:style style:name="P10" style:family="paragraph" style:parent-style-name="Título_20_2" style:master-page-name="MP0">
      <style:paragraph-properties style:page-number="auto" fo:break-before="page"/>
    </style:style>
    <style:style style:name="P11" style:family="paragraph" style:parent-style-name="Título_20_2" style:master-page-name="MP1">
      <style:paragraph-properties style:page-number="auto" fo:break-before="page"/>
    </style:style>
    <style:style style:name="T1" style:family="text">
      <style:text-properties fo:font-style="italic" style:font-style-asian="italic"/>
    </style:style>
    <style:style style:name="T2" style:family="text">
      <style:text-properties fo:color="#000000" style:font-name="Calibri" fo:font-size="18pt" style:letter-kerning="true" style:font-name-asian="Times New Roman" style:font-size-asian="18pt" style:language-asian="es" style:country-asian="ES" style:font-name-complex="Times New Roman" style:font-size-complex="18pt" style:language-complex="ar" style:country-complex="SA"/>
    </style:style>
    <style:style style:name="T3" style:family="text">
      <style:text-properties fo:language="es" fo:country="ES"/>
    </style:style>
    <style:style style:name="T4" style:family="text">
      <style:text-properties officeooo:rsid="000d12cb"/>
    </style:style>
    <style:style style:name="T5" style:family="text">
      <style:text-properties fo:font-size="40pt" style:font-size-asian="35pt" style:font-size-complex="40pt"/>
    </style:style>
    <style:style style:name="T6" style:family="text">
      <style:text-properties fo:font-size="40pt" officeooo:rsid="000d12cb" style:font-size-asian="35pt" style:font-size-complex="40pt"/>
    </style:style>
    <style:style style:name="T7" style:family="text">
      <style:text-properties fo:font-size="26pt" officeooo:rsid="000d12cb" style:font-size-asian="22.75pt" style:font-size-complex="26pt"/>
    </style:style>
    <style:style style:name="T8" style:family="text">
      <style:text-properties officeooo:rsid="000ed2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
      <text:h text:style-name="P9" text:outline-level="2"><text:span text:style-name="T6"/></text:h>
      <text:h text:style-name="P9" text:outline-level="2"><text:span text:style-name="T6">Seminario 1 de Lenguajes de Programación </text:span></text:h>
      <text:p text:style-name="P3"><text:span text:style-name="T5">Tema: C++</text:span></text:p>
      <text:p text:style-name="P3"><text:span text:style-name="T5"/></text:p>
      <text:p text:style-name="P3"><text:span text:style-name="T5"/></text:p>
      <text:p text:style-name="P3"><text:span text:style-name="T5"/></text:p>
      <text:p text:style-name="P3"><text:span text:style-name="T5"/></text:p>
      <text:p text:style-name="P6">Estudiantes:</text:p>
      <text:p text:style-name="P6">Yasmin Cisneros Cimadevila C-311</text:p>
      <text:p text:style-name="P6">Alejandro Klever Clemente C-311</text:p>
      <text:p text:style-name="P6">Miguel Angel Gonzalez Calles C-311</text:p>
      <text:p text:style-name="P7"><text:span text:style-name="T4">Damian O’Hallorans Toledo C-311</text:span></text:p>
      <text:p text:style-name="P4"><text:span text:style-name="T6"/></text:p>
      <text:p text:style-name="P5"/>
      <text:p text:style-name="P5"/>
      <text:p text:style-name="P5"><text:soft-page-break/></text:p>
      <text:p text:style-name="P5">1) Deﬁnir las clases genéricas linked_list y node.</text:p>
      <text:p text:style-name="Text_20_body">A) Introducir lo que es un template en C++ enfocado a la genericidad y cómo funciona de manera abreviada.</text:p>
      <text:p text:style-name="Text_20_body">Las plantillas (Templates) son uno de los grandes aportes de C++ al lenguaje C. <text:line-break/><text:line-break/>Hasta antes de las plantillas, se pasaban variables como parámetros de las funciones. Gracias al concepto de plantilla, es posible pasar tipos como parámetros, y de este modo definir funciones genéricas. Pero el concepto de plantillas no se limita a las funciones, también puede ser utilizado en clases y estructuras.<text:bookmark text:name="ventajas"/></text:p>
      <text:h text:style-name="Título_20_3" text:outline-level="3">Ventajas</text:h>
      <text:p text:style-name="Text_20_body">El interés de las plantillas residen en: <text:line-break/>-<text:span text:style-name="Fuente_20_de_20_párrafo_20_predeter."><text:span text:style-name="T1">la generalización</text:span></text:span>: desde el momento en que el tipo incluye todo lo que es utilizado en la función o clase-plantilla, es posible pasar cualquier tipo como parámetro. <text:line-break/>-<text:span text:style-name="Fuente_20_de_20_párrafo_20_predeter."><text:span text:style-name="T1">simplicidad</text:span></text:span>: únicamente se codifica una función o clase sin importar el tipo pasado como parámetro, lo que hace que el mantenimiento del código sea más fácil.</text:p>
      <text:h text:style-name="Título_20_3" text:outline-level="3">Inconvenientes</text:h>
      <text:p text:style-name="Text_20_body">-El uso de plantillas requiere tomar algunas precauciones<text:line-break/>-El programa demora más en ser compilado.</text:p>
      <text:p text:style-name="P1">Como funciona</text:p>
      <text:p text:style-name="Text_20_body">Al ser C++ un lenguaje compilado, está claro que no podemos compilar para una función o clase dada todas sus versiones. Por ejemplo, si definimos una clase-plantilla de vector, que llamaremos my_vector&lt;T&gt;, no podemos compilar my_vector&lt;int&gt;, my_vector&lt;char&gt;, my_vector&lt;my_struct&gt; ...sabiendo que hay una infinidad de tipos pudiendo ser pasados como parámetros. <text:line-break/><text:line-break/>Por ello, una clase-plantilla es (re)compilada para cada <text:span text:style-name="Fuente_20_de_20_párrafo_20_predeter."><text:span text:style-name="T1">tipo de instancia</text:span></text:span> presente en el programa. Así, si en mi programa utilizo my_vector&lt;int&gt; y my_vector&lt;char&gt;, únicamente estas versiones serán compiladas. Si en otro programa utilizo my_vector&lt;my_vector&lt;float&gt; &gt;, compilaré únicamente my_vector&lt;float&gt; y my_vector&lt;my_vector&lt;float&gt; &gt;. Lo que debemos retener, es que el compilador se las arregla solo para saber qué versión debe compilar.</text:p>
      <text:h text:style-name="Título_20_2" text:outline-level="2">2) Deﬁnir miembros de datos necesarios de ambas clases.</text:h>
      <text:p text:style-name="Text_20_body">A) ¿Qué signiﬁcan por valor, por puntero y por referencia en C++? ¿Cómo funciona esto en memoria?</text:p>
      <text:p text:style-name="Text_20_body">Por valor: Se utiliza el valor del objeto que esta guardado en memoria, pero de manera individual para cada aplicación o partes de la misma aplicación, de manera que al pasar estos objetos como <text:s/>sobrecargas o parámetros de métodos, la modificación del mismo en un método no afecta al valor de esta variable en otros pues, visto de la manera de la memoria, esta valor es pasado por el stack, y cada vez que se vuelve a pasar esta variable por valor se repite la misma operación, o sea se vuelve <text:soft-page-break/>a agregar a la pila este valor. Por este es que no afecta el valor de dicha variable en otros scopes, pues no estamos trabajando con el mismo lugar de la memoria sino con el mismo valor escrito en diferentes lugares de la misma, que al ser modificado uno no afecta al resto.</text:p>
      <text:p text:style-name="Text_20_body">Por referencia: Se utiliza la referencia al objeto que esta en algún lugar de la memoria, una modificación al valor del mismo lo modifica en todos los lugares que se este usando la misma variable, pues se esta trabajando con la misma dirección en la memoria, al ser pasada la variable como su referencia. Visto del punto de vista de la memoria, lo que pasa es que en la pila se escribe el entero que apunta a la dirección de la memoria en la que esta guardada el objeto, ya sea en el heap o en algún lugar inferior del stack, por esto como se esta trabajando con el mismo lugar de la memoria es una modificación de dicho valor, se ve reflejado en todos los lugares que se use dicha variable. Es importante notar que si uno de las referencias es redireccionada, esto no afecta a las demás, pues en este caso no apuntarían al mismo lugar en la memoria.</text:p>
      <text:p text:style-name="Text_20_body">Por puntero: Un puntero en C++ es un entero, que representa el lugar de la memoria donde esta guardado el objeto en cuestión. Al ser pasado como parámetro de funciones en el stack se escribe el valor del puntero, o sea, el entero que representa el lugar en memoria del objeto en cuestión. <text:s/>Obviamente como el puntero se usa para trabajar con el objeto, al que este apunta, mediante la dirección en la que este esta guardado, cualquier cambio en dicho objeto, análogamente a como sucedía al trabajar con referencia, este cambio se ve reflejado en todos los punteros o referencias que trabajen con el mismo objeto, pues apuntan a la misma dirección de memoria.</text:p>
      <text:p text:style-name="Text_20_body">B) ¿Cuál es la <text:span text:style-name="T8">filosofía</text:span> en el uso de la memoria defendida por C++?</text:p>
      <text:p text:style-name="Text_20_body">La política para la liberación de memoria en c++ es determinista, el programador sabe cuando este ha terminado de usar la memoria y este se encarga de liberarla cuando esta ha cumplido su objetivo, una de las ventajas de este sistema es que le da al programador la libertad y poder de decir cuando quiere que la memoria sea eliminada, ademas de que no tiene el costo en tiempo de ejecución de tener otro proceso corriendo que determine que memoria debe ser liberada y cual no. Pero tiene como desventaja que el programador en todo momento tiene que estar atento a cual memoria dejo de usar para liberarla, pues de no prestar atención a esto, estaría utilizando mas memoria de la que necesita y podría provocar fragmentación en la memoria.</text:p>
      <text:p text:style-name="Text_20_body">C) Usar typedef para simpliﬁcar nombres de tipos.</text:p>
      <text:h text:style-name="Título_20_2" text:outline-level="2">3) Deﬁnir constructores básicos de C++ y el operador =.</text:h>
      <text:p text:style-name="Text_20_body">A) ¿Qué hace cada uno de ellos? ¿Cuándo se llaman?</text:p>
      <text:p text:style-name="Text_20_body">Constructor por defecto: Es un constructor que no tiene parámetros de entrada, la inicialización de las variables se hace con valores por defecto que el programador codifica en el bloque de código del constructor.</text:p>
      <text:p text:style-name="Standard"/>
      <text:p text:style-name="Standard">Constructor parametrizado: Es un constructor que tiene parámetros de entrada que se utilizan luego en la inicialización de las variables de clase.</text:p>
      <text:p text:style-name="Text_20_body">Constructor de copia: Es un constructor que tiene como parámetro de entrada una referencia a otro objeto de la misma clase, por tanto las variables del objeto que se está creando se inicializan con los valores de las variables del objeto que se pasa como parámetro. Por esa misma razón se conoce como constructor de copia, porque copia los valores de un objeto existente para incializar otro <text:soft-page-break/>objeto. En la declaración del constructor el parámetro de entrada debe tener calificación <text:span text:style-name="Source_20_Text">const</text:span> para evitar modificaciones en el objeto que se está copiando.</text:p>
      <text:p text:style-name="Text_20_body">El uso del operador “=” puede tanto utilizar uno de estos constructores por defecto como simplemente crear una nueva variable que apunte al mismo objeto en memoria, siendo este el comportamiento por defecto del operador “=”</text:p>
      <text:p text:style-name="Text_20_body">B) Explicar la inicialización de campos. <text:s text:c="2"/></text:p>
      <text:p text:style-name="Text_20_body">La inicialización de campos es una característica fundamental del lenguaje pues las clases, en una gran parte de los casos, necesitan que ciertos parámetros de la misma sean inicializados por el usuario para <text:s/>su correcto o deseado funcionamiento</text:p>
      <text:p text:style-name="Text_20_body">C) ¿Se puede hacer list-initialization al estilo C#?</text:p>
      <text:p text:style-name="Text_20_body">Si se declara el constructor parametrizado tal que reciba como parámetro una arreglo de tipo T, y agregue estos valores a la lista, se logra un List Inicialization la estilo C#</text:p>
      <text:p text:style-name="Text_20_body">D) ¿Cómo funciona el paso de parámetros cuando se llama a una función?</text:p>
      <text:p text:style-name="Text_20_body">El paso de parámetros cuando se llama a una función, se basa en agregar los parámetros al Stack y comenzar la ejecución de la función, estos parámetros pasados a través del Stack pueden ser utilizados como el valor o la referencia, dependiendo de la declaración de la función.</text:p>
      <text:p text:style-name="Text_20_body">E) ¿Cuándo se deben utilizar parámetros por valor, por puntero o por referencia?</text:p>
      <text:p text:style-name="Text_20_body">Se debe usar:</text:p>
      <text:p text:style-name="Text_20_body">Valor: Cuando la función no desea modificar el valor previo del objeto antes de la ejecución de la misma, o sea cuando se desea que al terminar la ejecución de la función el objeto posea el valor que tenia antes del llamado a la misma, pues solo nos interesa la salida de esta sin modificar el parámetro en el scope del cual llamamos al método.</text:p>
      <text:p text:style-name="Text_20_body">Referencia:</text:p>
      <text:p text:style-name="Text_20_body">La función realiza cambios en el parámetro y es deseado que estos cambias se mantengan aun después de haber terminado la ejecución de la función, sin embargo cambiar la referencia dentro del método no afectara la referencia en cualquier scope superior.</text:p>
      <text:p text:style-name="Text_20_body">Puntero:</text:p>
      <text:p text:style-name="Text_20_body">Con el uso de punteros se puede lograr el mismo resultado que al usar la referencia al objeto. Esto es útil en muchos casos como por ejemplo que se quiere que una función modifique una clase o estructura para su posterior utilización, y queremos que los cambios en esta clase o estructura(incluido la nueva inicializacion de la misma) se vea reflejado en cualquier scope superior.</text:p>
      <text:p text:style-name="Text_20_body">F) Constructores con un solo argumento.</text:p>
      <text:p text:style-name="Text_20_body">Son usados para las funciones antes planteadas, cuando se desea pasar sobrecargas o inicializar el objeto a partir de copiarlo de otro.<text:span text:style-name="Fuente_20_de_20_párrafo_20_predeter."><text:span text:style-name="T2"> </text:span></text:span><text:span text:style-name="Fuente_20_de_20_párrafo_20_predeter."><text:span text:style-name="T3">Al igual que los constructores por copia permiten hacer una asignación durante la inicialización con el tipo de dato que se tenga como parámetro. </text:span></text:span></text:p>
      <text:p text:style-name="P2"/>
      <text:p text:style-name="Text_20_body">G) Constructores explicit.</text:p>
      <text:p text:style-name="Text_20_body"><text:soft-page-break/>Para deshabilitar el uso del operador asignación ‘=’ en la declaración e inicialización de un objeto y que dicha declaración solo deba hacerse llamando al constructor del mismo, entonces se usa la palabra reservada ‘<text:span text:style-name="Source_20_Text">explicit</text:span> ’en la declaración del constructor. Esta característica es muy útil cuando en la clase se va a definir una sobrecarga del operador asignación ‘=’.</text:p>
      <text:h text:style-name="Título_20_2" text:outline-level="2">4) Deﬁnir un constructor que reciba un vector&lt;T&gt;.</text:h>
      <text:p text:style-name="Text_20_body">A) Utilizar el iterador de vector&lt;T&gt; para recorrerlo.</text:p>
      <text:h text:style-name="Título_20_2" text:outline-level="2">5) Deﬁnir el destructor de la clase.</text:h>
      <text:p text:style-name="Text_20_body">A) ¿Qué es un destructor?</text:p>
      <text:p text:style-name="Text_20_body">El destructor es un método de la clase que se usa para destruir objetos del tipo de la clase, no tiene parámetros de entrada ni valor de retorno. Para declarar un destructor se utiliza el caracter(~) seguido del nombre la clase, es decir, el destructor también se denomina del mismo modo que la clase. Solo es necesario crear un destructor personalizado cuando la clase utiliza recursos del sistema que necesitan ser liberados.</text:p>
      <text:p text:style-name="Text_20_body">B) ¿Cuándo se debe deﬁnir el destructor como virtual?</text:p>
      <text:p text:style-name="Text_20_body">Los destructores declarados como virtual permiten eliminar elementos sin saber su tipo. Por tanto esto son necesarios cuando se trabaja con clases genéricas de las cuales no sabemos el tipo de los elementos.</text:p>
      <text:p text:style-name="P2">Los destructores virtual sacar a relucir su utilidad en aquellos casos donde tenemos una clase B que hereda de una clase A y tenemos un puntero de tipo A apuntando a un objeto de tipo B. Si quisiéramos eliminar dicho puntero con delete, no sería llamado el destructor de la clase B, sino el de la clase A.</text:p>
      <text:p text:style-name="Text_20_body">Si el destructor de la clase padre es declarado virtual entonces al llamara al destructor del hijo este se ejecuta y luego ejecuta el del padre obteniendo así un efecto contrario al del constructor que primero llama al de la clase padre y luego se ejecuta el la clase hijo</text:p>
      <text:p text:style-name="P2"/>
      <text:p text:style-name="Text_20_body">C) Explicar los operadores delete y delete[]</text:p>
      <text:p text:style-name="Text_20_body">Los operadores delete y delete[] ambos se utilizan para liberar memoria que ha sido utilizada mediante función new. Luego, delete[] es utilizado para elementos de tipo arreglo[], se utiliza delete en otro caso. Estos liberan la memoria ocupada por dichas estructuras, evitando de esta forma el uso innecesario de memoria.</text:p>
      <text:h text:style-name="P8" text:outline-level="2">6) Deﬁnir funciones length, Add_Last, Remove_Last, At, Remove_At.</text:h>
      <text:p text:style-name="Text_20_body">A) <text:span text:style-name="Fuente_20_de_20_párrafo_20_predeter."><text:span text:style-name="T3">Funciones inline v.s Macros de C.</text:span></text:span></text:p>
      <text:p text:style-name="Text_20_body">Con la palabra clave inline podemos declarar en c++ una función, la cual, un llamado a esta en tiempo de compilación no se tratara como un llamado normal a función sino que se sustituirá el cuerpo de la misma en la fragmento de código correspondiente, no se pasara por alto el chequeo sintáctico ni de de tipos.</text:p>
      <text:p text:style-name="Text_20_body"><text:soft-page-break/>Los macros utilizan la misma idea pero estos sustituyen el cuerpo del macro de manera arbitraria sin cheque semántico ni de tipos lo cual puede provocar errores en tiempo de ejecución o compilación no deseados y difíciles de encontrar pues ocurrieron dentro del cuerpo del macro. Estos errores en muchos casos son evitados con el uso de funciones inline pues estas si son compiladas y chequeadas sintácticamente.</text:p>
      <text:p text:style-name="Text_20_body">B) ¿Cuándo usar funciones inline?</text:p>
      <text:p text:style-name="Text_20_body">Las funciones inline pueden ser usadas siempre, de la misma manera que son utilizadas las funciones comunes, pero se debe tener cuidado pues demasiados llamados a funciones inline o una función inline demasiado grande puede generar que el tamaño del ejecutable sea demasiado grande. Sus ventajas residen en que se puede lograr una ejecución del programa mas rápida pues no necesitan que sean pasados parámetros por la pila. Por tanto se recomienda su uso si queremos mejorar el rendimiento pero no nos preocupa el tamaño del ejecutable.</text:p>
      <text:p text:style-name="Text_20_body">C) ¿Cómo se comportan las variables por valor, punteros y las referencias como retorno de una función?</text:p>
      <text:p text:style-name="Text_20_body">Valor:</text:p>
      <text:p text:style-name="Text_20_body">Se retorna el valor de la instancia del objeto que deseamos devolver, se debe intentar no devolver clases que ocupen demasiado espacio en memoria pues su copia puede ser lenta.</text:p>
      <text:p text:style-name="Text_20_body">Referencia:<text:line-break/>Se retorna una copia de la dirección donde esta almacenado el valor de retorno, es el candidato si se quiere retornar clases que ocupen gran espacio en memoria.</text:p>
      <text:p text:style-name="Text_20_body">Puntero:</text:p>
      <text:p text:style-name="Text_20_body">Se retorna una copia del puntero, es el candidato si se quiere retornar arreglos u objetos <text:s/>que se encuentren en la memoria dinámica.</text:p>
      <text:p text:style-name="Text_20_body">D) Explicar las funciones const.</text:p>
      <text:p text:style-name="Text_20_body">Una función constante es una función que no modifica los miembros de una clase, o sea despues de un llamado a esta función la instancia de la clase se mantiene igual.</text:p>
      <text:p text:style-name="Text_20_body">E) ¿Cómo se capturan y lanzan las excepciones?</text:p>
      <text:p text:style-name="Text_20_body">Para lanzar excepciones en c++ se utiliza la palabra clave throw {tipo de la excepción}(“Argumento”) y es utilizada de la forma que mostramos anteriormente donde el uso de la palabra trow requiere un tipo para saber que excepción lanzar y un mensaje para describir la misma(opcional).</text:p>
      <text:p text:style-name="Text_20_body">Para atrapar exepcionec en c++ se utilizan las palabras claves <text:span text:style-name="T8">try y catch:</text:span></text:p>
      <text:h text:style-name="Título_20_2" text:outline-level="2">7) Deﬁnir el operador [] para linked_list. Deﬁnir el operador () con parámetros (int start, int count) para linked_list, el cual crea una nueva instancia de la clase que contiene una copia de los count elementos consecutivos empezando en start.</text:h>
      <text:p text:style-name="Text_20_body">A) Sobrecargar operador = de node para que pueda recibir un elemento de tipo T.</text:p>
      <text:p text:style-name="Text_20_body"><text:soft-page-break/>B) Limitaciones del operador [].</text:p>
      <text:p text:style-name="Text_20_body">El operador [] es lento en cuanto a complejidad algoritmica si lo comparamos con una lista normal pues en una lita normal acceder al i-esimo elemento es O(1), en cambio en el caso de nuestra lista enlazada es O(n) en el peor caso donde n es el largo de la lista y este es precisamente el elemento solicitado.</text:p>
      <text:p text:style-name="Text_20_body">C) Usar una función como lvalue (list-&gt;At(3) = 6;) “C++ Return by Reference”.</text:p>
      <text:p text:style-name="Text_20_body">D) ¿Cómo debe ser el tipo de retorno del operador ()?</text:p>
      <text:p text:style-name="Text_20_body">El retorno del operador () debe ser descrito por valor pues al este ser el llamado a una función todas las declaraciones de variables que este haga serán en el stack, por tanto devolver una referencia a una de estas variables, tanto si es mediante referencia o puntero, podria generar errores no deseados en tiempo de ejecucion por tanto lo mejor seria devolver la nueva lista creada por valor.</text:p>
      <text:h text:style-name="Título_20_2" text:outline-level="2">8) Crear un puntero a función Function&lt;R,T&gt; que devuelva un valor de tipo R y recibe un parámetro de tipo T.</text:h>
      <text:p text:style-name="Text_20_body">A) Deﬁnir una función genérica Map en linked_list en R, que reciba un puntero a función que transforma un elemento T (parámetro genérico del tipo) en uno R (parámetro genérico del método); de manera que Map devuelve una instancia de linked_list&lt;R&gt; resultado de aplicar a todos los elementos T de la lista original la función de transformación.</text:p>
      <text:p text:style-name="Text_20_body">IMPLEMENTACIÓN</text:p>
      <text:p text:style-name="Text_20_body">B) Crear punteros a funciones usando typedef (ver diapositiva siguiente)</text:p>
      <text:p text:style-name="Text_20_body">IMPLEMENTACIÓN</text:p>
      <text:p text:style-name="Text_20_body">C) ¿Se puede crear un Function&lt;R, T...&gt; con un número variable de Ts?</text:p>
      <text:p text:style-name="Text_20_body">Esto no es posible en C++98, pues este no tiene implementado la sobrecarga de templates, mediante la cual si se podría lograra la funcionalidad deseada, esta función esta implementada a partir de C++11. Con esta sobrecarga se podría dada una solo implementación de la función que sea posible utilizarla para que reciba una cantidad variable de parámetros, o incluso se pueden definir clases con varios parámetros genéricos como una tupla. Es evidente que esta funcionalidad es muy útil, pues es inconsevible tener que definir exactamente el mismo método para cada cantidad de tipos que puedan ser entrada de la función, en cambio esta nueva alternativa nos permite aumentar reutilización y genericidad del código en mas de una forma que puede ser considerada util.</text:p>
      <text:h text:style-name="Título_20_2" text:outline-level="2">9) Sobrecargar operadores &lt;&lt; y &gt;&gt; para poder utilizar la clase con la salida estándar.</text:h>
      <text:p text:style-name="Text_20_body">A) Uso de la palabra reservada friend.</text:p>
      <text:p text:style-name="Text_20_body">Una función que tiene acceso a los miembros privados de una clase, sin pertenecer a esta, se dice que es friend a la clase, esto se logra declarando dentro de la clase con la palabra reservada friend a la función amiga, una función puede ser amiga de muchas clases. La relación de amistad no se hereda y no es transitiva. Una función friend como no pertenece a una clase en si, no es accesible como uno de los elementos de la clase, ademas una función amiga necesita que le sea pasado una instancia de la clase como parámetro pues esta no tiene una instancia de la clase asignad</text:p>
      <text:h text:style-name="P1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3" svg:font-family="'Wingdings 3'" style:font-family-generic="roman" style:font-pitch="variable" style:font-charset="x-symbol"/>
    <style:font-face style:name="Lohit Devanagari" svg:font-family="'Lohit Devanagari'" style:font-family-generic="syste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CU"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CU"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vertical-align="auto">
        <style:tab-stops/>
      </style:paragraph-properties>
      <style:text-properties style:font-name="Times New Roman" fo:font-family="'Times New Roman'" style:font-family-generic="roman" style:font-pitch="variable" fo:language="es" fo:country="ES"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style:style>
    <style:style style:name="Fuente_20_de_20_párrafo_20_predeter." style:display-name="Fuente de párrafo predeter."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Wingdings 3" fo:font-family="'Wingdings 3'" style:font-family-generic="roman" style:font-pitch="variable" style:font-charset="x-symbol"/>
    </style:style>
    <style:style style:name="WW_5f_CharLFO1LVL2" style:display-name="WW_CharLFO1LVL2" style:family="text">
      <style:text-properties style:font-name="Wingdings 3" fo:font-family="'Wingdings 3'" style:font-family-generic="roman" style:font-pitch="variable" style:font-charset="x-symbol"/>
    </style:style>
    <style:style style:name="WW_5f_CharLFO1LVL3" style:display-name="WW_CharLFO1LVL3" style:family="text">
      <style:text-properties style:font-name="Wingdings 3" fo:font-family="'Wingdings 3'" style:font-family-generic="roman" style:font-pitch="variable" style:font-charset="x-symbol"/>
    </style:style>
    <style:style style:name="WW_5f_CharLFO1LVL4" style:display-name="WW_CharLFO1LVL4" style:family="text">
      <style:text-properties style:font-name="Wingdings 3" fo:font-family="'Wingdings 3'" style:font-family-generic="roman" style:font-pitch="variable" style:font-charset="x-symbol"/>
    </style:style>
    <style:style style:name="WW_5f_CharLFO1LVL5" style:display-name="WW_CharLFO1LVL5" style:family="text">
      <style:text-properties style:font-name="Wingdings 3" fo:font-family="'Wingdings 3'" style:font-family-generic="roman" style:font-pitch="variable" style:font-charset="x-symbol"/>
    </style:style>
    <style:style style:name="WW_5f_CharLFO1LVL6" style:display-name="WW_CharLFO1LVL6" style:family="text">
      <style:text-properties style:font-name="Wingdings 3" fo:font-family="'Wingdings 3'" style:font-family-generic="roman" style:font-pitch="variable" style:font-charset="x-symbol"/>
    </style:style>
    <style:style style:name="WW_5f_CharLFO1LVL7" style:display-name="WW_CharLFO1LVL7" style:family="text">
      <style:text-properties style:font-name="Wingdings 3" fo:font-family="'Wingdings 3'" style:font-family-generic="roman" style:font-pitch="variable" style:font-charset="x-symbol"/>
    </style:style>
    <style:style style:name="WW_5f_CharLFO1LVL8" style:display-name="WW_CharLFO1LVL8" style:family="text">
      <style:text-properties style:font-name="Wingdings 3" fo:font-family="'Wingdings 3'" style:font-family-generic="roman" style:font-pitch="variable" style:font-charset="x-symbol"/>
    </style:style>
    <style:style style:name="WW_5f_CharLFO1LVL9" style:display-name="WW_CharLFO1LVL9" style:family="text">
      <style:text-properties style:font-name="Wingdings 3" fo:font-family="'Wingdings 3'" style:font-family-generic="roman" style:font-pitch="variable" style:font-charset="x-symbol"/>
    </style:style>
    <style:style style:name="WW_5f_CharLFO2LVL1" style:display-name="WW_CharLFO2LVL1" style:family="text">
      <style:text-properties style:font-name="Wingdings 3" fo:font-family="'Wingdings 3'" style:font-family-generic="roman" style:font-pitch="variable" style:font-charset="x-symbol"/>
    </style:style>
    <style:style style:name="WW_5f_CharLFO2LVL2" style:display-name="WW_CharLFO2LVL2" style:family="text">
      <style:text-properties style:font-name="Wingdings 3" fo:font-family="'Wingdings 3'" style:font-family-generic="roman" style:font-pitch="variable" style:font-charset="x-symbol"/>
    </style:style>
    <style:style style:name="WW_5f_CharLFO2LVL3" style:display-name="WW_CharLFO2LVL3" style:family="text">
      <style:text-properties style:font-name="Wingdings 3" fo:font-family="'Wingdings 3'" style:font-family-generic="roman" style:font-pitch="variable" style:font-charset="x-symbol"/>
    </style:style>
    <style:style style:name="WW_5f_CharLFO2LVL4" style:display-name="WW_CharLFO2LVL4" style:family="text">
      <style:text-properties style:font-name="Wingdings 3" fo:font-family="'Wingdings 3'" style:font-family-generic="roman" style:font-pitch="variable" style:font-charset="x-symbol"/>
    </style:style>
    <style:style style:name="WW_5f_CharLFO2LVL5" style:display-name="WW_CharLFO2LVL5" style:family="text">
      <style:text-properties style:font-name="Wingdings 3" fo:font-family="'Wingdings 3'" style:font-family-generic="roman" style:font-pitch="variable" style:font-charset="x-symbol"/>
    </style:style>
    <style:style style:name="WW_5f_CharLFO2LVL6" style:display-name="WW_CharLFO2LVL6" style:family="text">
      <style:text-properties style:font-name="Wingdings 3" fo:font-family="'Wingdings 3'" style:font-family-generic="roman" style:font-pitch="variable" style:font-charset="x-symbol"/>
    </style:style>
    <style:style style:name="WW_5f_CharLFO2LVL7" style:display-name="WW_CharLFO2LVL7" style:family="text">
      <style:text-properties style:font-name="Wingdings 3" fo:font-family="'Wingdings 3'" style:font-family-generic="roman" style:font-pitch="variable" style:font-charset="x-symbol"/>
    </style:style>
    <style:style style:name="WW_5f_CharLFO2LVL8" style:display-name="WW_CharLFO2LVL8" style:family="text">
      <style:text-properties style:font-name="Wingdings 3" fo:font-family="'Wingdings 3'" style:font-family-generic="roman" style:font-pitch="variable" style:font-charset="x-symbol"/>
    </style:style>
    <style:style style:name="WW_5f_CharLFO2LVL9" style:display-name="WW_CharLFO2LVL9" style:family="text">
      <style:text-properties style:font-name="Wingdings 3" fo:font-family="'Wingdings 3'" style:font-family-generic="roman"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creation-date>2020-02-20T08:14:00Z</meta:creation-date>
    <dc:date>2020-02-25T12:53:33.964922510</dc:date>
    <meta:editing-cycles>7</meta:editing-cycles>
    <meta:editing-duration>PT42M39S</meta:editing-duration>
    <meta:document-statistic meta:table-count="0" meta:image-count="0" meta:object-count="0" meta:page-count="8" meta:paragraph-count="92" meta:word-count="2863" meta:character-count="16893" meta:non-whitespace-character-count="14107"/>
    <meta:template xlink:type="simple" xlink:actuate="onRequest" xlink:title="" xlink:href="Normal.dotm"/>
  </office:meta>
</office:document-meta>
</file>